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4241"/>
    </style:style>
    <style:style style:name="P2" style:family="paragraph" style:parent-style-name="Standard">
      <style:text-properties officeooo:paragraph-rsid="001b0939"/>
    </style:style>
    <style:style style:name="P3" style:family="paragraph" style:parent-style-name="Standard">
      <style:text-properties officeooo:paragraph-rsid="001b4e57"/>
    </style:style>
    <style:style style:name="T1" style:family="text">
      <style:text-properties officeooo:rsid="00194241"/>
    </style:style>
    <style:style style:name="T2" style:family="text">
      <style:text-properties officeooo:rsid="001b0939"/>
    </style:style>
    <style:style style:name="T3" style:family="text">
      <style:text-properties officeooo:rsid="001b4e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><text:s text:c="143"/></text:span></text:p>
      <text:p text:style-name="P1"><text:span text:style-name="T1">niyonzima@niyonzima-VirtualBox:~$ #!/bin/bash</text:span></text:p>
      <text:p text:style-name="P1"><text:span text:style-name="T1">niyonzima@niyonzima-VirtualBox:~$ echo "Enter first name"</text:span></text:p>
      <text:p text:style-name="P1"><text:span text:style-name="T1">Enter first name</text:span></text:p>
      <text:p text:style-name="P1"><text:span text:style-name="T1">niyonzima@niyonzima-VirtualBox:~$ read name1</text:span></text:p>
      <text:p text:style-name="P1"><text:span text:style-name="T1">echo "Enter second name"</text:span></text:p>
      <text:p text:style-name="P1"><text:span text:style-name="T1">niyonzima@niyonzima-VirtualBox:~$ read name2</text:span></text:p>
      <text:p text:style-name="P1"><text:span text:style-name="T1">echo "Good mor</text:span></text:p>
      <text:p text:style-name="P1"><text:span text:style-name="T1">niyonzima@niyonzima-VirtualBox:~$ pwd</text:span></text:p>
      <text:p text:style-name="P1"><text:span text:style-name="T1">/home/niyonzima</text:span></text:p>
      <text:p text:style-name="P1"><text:span text:style-name="T1">niyonzima@niyonzima-VirtualBox:~$ mkdir test</text:span></text:p>
      <text:p text:style-name="P1"><text:span text:style-name="T1">niyonzima@niyonzima-VirtualBox:~$ cd test</text:span></text:p>
      <text:p text:style-name="P1"><text:span text:style-name="T1">niyonzima@niyonzima-VirtualBox:~/test$ pwd</text:span></text:p>
      <text:p text:style-name="P1"><text:span text:style-name="T1">/home/niyonzima/test</text:span></text:p>
      <text:p text:style-name="P1"><text:span text:style-name="T1">niyonzima@niyonzima-VirtualBox:~/test$ nano input.sh</text:span></text:p>
      <text:p text:style-name="P1"><text:span text:style-name="T1">niyonzima@niyonzima-VirtualBox:~/test$ ls</text:span></text:p>
      <text:p text:style-name="P1"><text:span text:style-name="T1">input.shy</text:span></text:p>
      <text:p text:style-name="P1"><text:span text:style-name="T1">niyonzima@niyonzima-VirtualBox:~/test$ ls -l</text:span></text:p>
      <text:p text:style-name="P1"><text:span text:style-name="T1">total 4</text:span></text:p>
      <text:p text:style-name="P1"><text:span text:style-name="T1">-rw-rw-r-- 1 niyonzima niyonzima 117 Feb 24 16:24 input.shy</text:span></text:p>
      <text:p text:style-name="P1"><text:span text:style-name="T1">niyonzima@niyonzima-VirtualBox:~/test$ mv input.shy input.sh</text:span></text:p>
      <text:p text:style-name="P1"><text:span text:style-name="T1">niyonzima@niyonzima-VirtualBox:~/test$ ls</text:span></text:p>
      <text:p text:style-name="P1"><text:span text:style-name="T1">input.sh</text:span></text:p>
      <text:p text:style-name="P1"><text:span text:style-name="T1">niyonzima@niyonzima-VirtualBox:~/test$ chmod 755 input.sh </text:span></text:p>
      <text:p text:style-name="P1"><text:span text:style-name="T1">niyonzima@niyonzima-VirtualBox:~/test$ ls -l</text:span></text:p>
      <text:p text:style-name="P1"><text:span text:style-name="T1">total 4</text:span></text:p>
      <text:p text:style-name="P1"><text:span text:style-name="T1">-rwxr-xr-x 1 niyonzima niyonzima 117 Feb 24 16:24 input.sh</text:span></text:p>
      <text:p text:style-name="P1"><text:span text:style-name="T1">niyonzima@niyonzima-VirtualBox:~/test$ ./input.sh </text:span></text:p>
      <text:p text:style-name="P1"><text:span text:style-name="T1">Enter fist name</text:span></text:p>
      <text:p text:style-name="P1"><text:span text:style-name="T1">NIYONZIMA</text:span></text:p>
      <text:p text:style-name="P1"><text:span text:style-name="T1">enter second name</text:span></text:p>
      <text:p text:style-name="P1"><text:span text:style-name="T1">MUGIRE</text:span></text:p>
      <text:p text:style-name="P1"><text:span text:style-name="T1">Goodmorning NIYONZIMA MUGIRE</text:span></text:p>
      <text:p text:style-name="P1"><text:span text:style-name="T1">niyonzima@niyonzima-VirtualBox:~/test$ ^C</text:span></text:p>
      <text:p text:style-name="P1"><text:span text:style-name="T1">niyonzima@niyonzima-VirtualBox:~/test$ ^C</text:span></text:p>
      <text:p text:style-name="P1"><text:span text:style-name="T1">niyonzima@niyonzima-VirtualBox:~/test$ </text:span></text:p>
      <text:p text:style-name="P1"><text:span text:style-name="T1"/></text:p>
      <text:p text:style-name="P1"><text:span text:style-name="T1"/></text:p>
      <text:p text:style-name="P1"><text:span text:style-name="T1"><text:s text:c="143"/></text:span></text:p>
      <text:p text:style-name="P1"><text:span text:style-name="T1">niyonzima@niyonzima-VirtualBox:~$ #!/bin/bash</text:span></text:p>
      <text:p text:style-name="P1"><text:span text:style-name="T1">niyonzima@niyonzima-VirtualBox:~$ echo "Enter first name"</text:span></text:p>
      <text:p text:style-name="P1"><text:span text:style-name="T1">Enter first name</text:span></text:p>
      <text:p text:style-name="P1"><text:span text:style-name="T1">niyonzima@niyonzima-VirtualBox:~$ read name1</text:span></text:p>
      <text:p text:style-name="P1"><text:span text:style-name="T1">echo "Enter second name"</text:span></text:p>
      <text:p text:style-name="P1"><text:span text:style-name="T1">niyonzima@niyonzima-VirtualBox:~$ read name2</text:span></text:p>
      <text:p text:style-name="P1"><text:span text:style-name="T1">echo "Good mor</text:span></text:p>
      <text:p text:style-name="P1"><text:span text:style-name="T1">niyonzima@niyonzima-VirtualBox:~$ pwd</text:span></text:p>
      <text:p text:style-name="P1"><text:soft-page-break/><text:span text:style-name="T1">/home/niyonzima</text:span></text:p>
      <text:p text:style-name="P1"><text:span text:style-name="T1">niyonzima@niyonzima-VirtualBox:~$ mkdir test</text:span></text:p>
      <text:p text:style-name="P1"><text:span text:style-name="T1">niyonzima@niyonzima-VirtualBox:~$ cd test</text:span></text:p>
      <text:p text:style-name="P1"><text:span text:style-name="T1">niyonzima@niyonzima-VirtualBox:~/test$ pwd</text:span></text:p>
      <text:p text:style-name="P1"><text:span text:style-name="T1">/home/niyonzima/test</text:span></text:p>
      <text:p text:style-name="P1"><text:span text:style-name="T1">niyonzima@niyonzima-VirtualBox:~/test$ nano input.sh</text:span></text:p>
      <text:p text:style-name="P1"><text:span text:style-name="T1">niyonzima@niyonzima-VirtualBox:~/test$ ls</text:span></text:p>
      <text:p text:style-name="P1"><text:span text:style-name="T1">input.shy</text:span></text:p>
      <text:p text:style-name="P1"><text:span text:style-name="T1">niyonzima@niyonzima-VirtualBox:~/test$ ls -l</text:span></text:p>
      <text:p text:style-name="P1"><text:span text:style-name="T1">total 4</text:span></text:p>
      <text:p text:style-name="P1"><text:span text:style-name="T1">-rw-rw-r-- 1 niyonzima niyonzima 117 Feb 24 16:24 input.shy</text:span></text:p>
      <text:p text:style-name="P1"><text:span text:style-name="T1">niyonzima@niyonzima-VirtualBox:~/test$ mv input.shy input.sh</text:span></text:p>
      <text:p text:style-name="P1"><text:span text:style-name="T1">niyonzima@niyonzima-VirtualBox:~/test$ ls</text:span></text:p>
      <text:p text:style-name="P1"><text:span text:style-name="T1">input.sh</text:span></text:p>
      <text:p text:style-name="P1"><text:span text:style-name="T1">niyonzima@niyonzima-VirtualBox:~/test$ chmod 755 input.sh </text:span></text:p>
      <text:p text:style-name="P1"><text:span text:style-name="T1">niyonzima@niyonzima-VirtualBox:~/test$ ls -l</text:span></text:p>
      <text:p text:style-name="P1"><text:span text:style-name="T1">total 4</text:span></text:p>
      <text:p text:style-name="P1"><text:span text:style-name="T1">-rwxr-xr-x 1 niyonzima niyonzima 117 Feb 24 16:24 input.sh</text:span></text:p>
      <text:p text:style-name="P1"><text:span text:style-name="T1">niyonzima@niyonzima-VirtualBox:~/test$ ./input.sh </text:span></text:p>
      <text:p text:style-name="P1"><text:span text:style-name="T1">Enter fist name</text:span></text:p>
      <text:p text:style-name="P1"><text:span text:style-name="T1">NIYONZIMA</text:span></text:p>
      <text:p text:style-name="P1"><text:span text:style-name="T1">enter second name</text:span></text:p>
      <text:p text:style-name="P1"><text:span text:style-name="T1">MUGIRE</text:span></text:p>
      <text:p text:style-name="P1"><text:span text:style-name="T1">Goodmorning NIYONZIMA MUGIRE</text:span></text:p>
      <text:p text:style-name="P1"><text:span text:style-name="T1">niyonzima@niyonzima-VirtualBox:~/test$ ^C</text:span></text:p>
      <text:p text:style-name="P1"><text:span text:style-name="T1">niyonzima@niyonzima-VirtualBox:~/test$ ^C</text:span></text:p>
      <text:p text:style-name="P1"><text:span text:style-name="T1">niyonzima@niyonzima-VirtualBox:~/test$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><text:s text:c="143"/></text:span></text:p>
      <text:p text:style-name="P2"><text:span text:style-name="T2">niyonzima@niyonzima-VirtualBox:~$ #!/bin/bash</text:span></text:p>
      <text:p text:style-name="P2"><text:span text:style-name="T2">niyonzima@niyonzima-VirtualBox:~$ echo "Enter first name"</text:span></text:p>
      <text:p text:style-name="P2"><text:span text:style-name="T2">Enter first name</text:span></text:p>
      <text:p text:style-name="P2"><text:soft-page-break/><text:span text:style-name="T2">niyonzima@niyonzima-VirtualBox:~$ read name1</text:span></text:p>
      <text:p text:style-name="P2"><text:span text:style-name="T2">echo "Enter second name"</text:span></text:p>
      <text:p text:style-name="P2"><text:span text:style-name="T2">niyonzima@niyonzima-VirtualBox:~$ read name2</text:span></text:p>
      <text:p text:style-name="P2"><text:span text:style-name="T2">echo "Good mor</text:span></text:p>
      <text:p text:style-name="P2"><text:span text:style-name="T2">niyonzima@niyonzima-VirtualBox:~$ pwd</text:span></text:p>
      <text:p text:style-name="P2"><text:span text:style-name="T2">/home/niyonzima</text:span></text:p>
      <text:p text:style-name="P2"><text:span text:style-name="T2">niyonzima@niyonzima-VirtualBox:~$ mkdir test</text:span></text:p>
      <text:p text:style-name="P2"><text:span text:style-name="T2">niyonzima@niyonzima-VirtualBox:~$ cd test</text:span></text:p>
      <text:p text:style-name="P2"><text:span text:style-name="T2">niyonzima@niyonzima-VirtualBox:~/test$ pwd</text:span></text:p>
      <text:p text:style-name="P2"><text:span text:style-name="T2">/home/niyonzima/test</text:span></text:p>
      <text:p text:style-name="P2"><text:span text:style-name="T2">niyonzima@niyonzima-VirtualBox:~/test$ nano input.sh</text:span></text:p>
      <text:p text:style-name="P2"><text:span text:style-name="T2">niyonzima@niyonzima-VirtualBox:~/test$ ls</text:span></text:p>
      <text:p text:style-name="P2"><text:span text:style-name="T2">input.shy</text:span></text:p>
      <text:p text:style-name="P2"><text:span text:style-name="T2">niyonzima@niyonzima-VirtualBox:~/test$ ls -l</text:span></text:p>
      <text:p text:style-name="P2"><text:span text:style-name="T2">total 4</text:span></text:p>
      <text:p text:style-name="P2"><text:span text:style-name="T2">-rw-rw-r-- 1 niyonzima niyonzima 117 Feb 24 16:24 input.shy</text:span></text:p>
      <text:p text:style-name="P2"><text:span text:style-name="T2">niyonzima@niyonzima-VirtualBox:~/test$ mv input.shy input.sh</text:span></text:p>
      <text:p text:style-name="P2"><text:span text:style-name="T2">niyonzima@niyonzima-VirtualBox:~/test$ ls</text:span></text:p>
      <text:p text:style-name="P2"><text:span text:style-name="T2">input.sh</text:span></text:p>
      <text:p text:style-name="P2"><text:span text:style-name="T2">niyonzima@niyonzima-VirtualBox:~/test$ chmod 755 input.sh </text:span></text:p>
      <text:p text:style-name="P2"><text:span text:style-name="T2">niyonzima@niyonzima-VirtualBox:~/test$ ls -l</text:span></text:p>
      <text:p text:style-name="P2"><text:span text:style-name="T2">total 4</text:span></text:p>
      <text:p text:style-name="P2"><text:span text:style-name="T2">-rwxr-xr-x 1 niyonzima niyonzima 117 Feb 24 16:24 input.sh</text:span></text:p>
      <text:p text:style-name="P2"><text:span text:style-name="T2">niyonzima@niyonzima-VirtualBox:~/test$ ./input.sh </text:span></text:p>
      <text:p text:style-name="P2"><text:span text:style-name="T2">Enter fist name</text:span></text:p>
      <text:p text:style-name="P2"><text:span text:style-name="T2">NIYONZIMA</text:span></text:p>
      <text:p text:style-name="P2"><text:span text:style-name="T2">enter second name</text:span></text:p>
      <text:p text:style-name="P2"><text:span text:style-name="T2">MUGIRE</text:span></text:p>
      <text:p text:style-name="P2"><text:span text:style-name="T2">Goodmorning NIYONZIMA MUGIRE</text:span></text:p>
      <text:p text:style-name="P2"><text:span text:style-name="T2">niyonzima@niyonzima-VirtualBox:~/test$ ^C</text:span></text:p>
      <text:p text:style-name="P2"><text:span text:style-name="T2">niyonzima@niyonzima-VirtualBox:~/test$ ^C</text:span></text:p>
      <text:p text:style-name="P2"><text:span text:style-name="T2">niyonzima@niyonzima-VirtualBox:~/test$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niyonzima@niyonzima-VirtualBox:~/test$ </text:span></text:p>
      <text:p text:style-name="P3"><text:span text:style-name="T3">niyonzima@niyonzima-VirtualBox:~/test$ nano choice.sh</text:span></text:p>
      <text:p text:style-name="P3"><text:span text:style-name="T3">niyonzima@niyonzima-VirtualBox:~/test$ chmod 755 choice.sh</text:span></text:p>
      <text:p text:style-name="P3"><text:span text:style-name="T3">niyonzima@niyonzima-VirtualBox:~/test$ ls</text:span></text:p>
      <text:p text:style-name="P3"><text:span text:style-name="T3">choice.sh <text:s/>input.sh <text:s/>whhiletst.sh</text:span></text:p>
      <text:p text:style-name="P3"><text:span text:style-name="T3">niyonzima@niyonzima-VirtualBox:~/test$ ls -l</text:span></text:p>
      <text:p text:style-name="P3"><text:span text:style-name="T3">total 12</text:span></text:p>
      <text:p text:style-name="P3"><text:span text:style-name="T3">-rwxr-xr-x 1 niyonzima niyonzima 288 Feb 24 17:21 choice.sh</text:span></text:p>
      <text:p text:style-name="P3"><text:span text:style-name="T3">-rwxr-xr-x 1 niyonzima niyonzima 117 Feb 24 16:24 input.sh</text:span></text:p>
      <text:p text:style-name="P3"><text:span text:style-name="T3">-rwxr-xr-x 1 niyonzima niyonzima 114 Feb 24 16:57 whhiletst.sh</text:span></text:p>
      <text:p text:style-name="P3"><text:span text:style-name="T3">niyonzima@niyonzima-VirtualBox:~/test$ ./choice.sh</text:span></text:p>
      <text:p text:style-name="P3"><text:span text:style-name="T3">make a choice</text:span></text:p>
      <text:p text:style-name="P3"><text:soft-page-break/><text:span text:style-name="T3">1 - English</text:span></text:p>
      <text:p text:style-name="P3"><text:span text:style-name="T3">2 - Math</text:span></text:p>
      <text:p text:style-name="P3"><text:span text:style-name="T3">3 - Poetry</text:span></text:p>
      <text:p text:style-name="P3"><text:span text:style-name="T3">echo "your favorite subject is math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6:30:35</meta:creation-date>
    <dc:date>2014-02-24T17:26:30</dc:date>
    <meta:editing-duration>PT54M57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4" meta:paragraph-count="124" meta:word-count="359" meta:character-count="4543" meta:non-whitespace-character-count="3864"/>
  </office:meta>
</office:document-meta>
</file>